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efinitionTemplateImpl.getRequiredPrimaryTyp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getDefaultPrimar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setRequiredPrimaryTypes( String [ ] requiredPrimary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getRequiredPrimary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allowsSameNameSibl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NodeDefinitionTemplateImpl( NodeDefinition d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DefinitionTemplateImpl.setSameNameSiblings( boolean allowSameNameSibl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NodeDefinitionTemplateImpl( NodeTypeManagerImpl nt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DefinitionTemplateImpl.getDefaultPrimary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DefinitionTemplateImpl.setDefaultPrimaryType( String defaultPrimar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